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2mm" svg:x="313.88mm" svg:y="-0.05mm">
            <draw:object draw:notify-on-update-of-ranges="Sheet1.A1:Sheet1.A1 Sheet1.B1:Sheet1.N1 Sheet1.A2:Sheet1.A2 Sheet1.B2:Sheet1.N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88mm" svg:x="145.38mm" svg:y="72.59mm">
            <draw:object draw:notify-on-update-of-ranges="Sheet1.A9:Sheet1.A9 Sheet1.B9:Sheet1.J9 Sheet1.A10:Sheet1.A10 Sheet1.B10:Sheet1.J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</text:p>
          </table:table-cell>
          <table:table-cell table:style-name="ce1" office:value-type="string" calcext:value-type="string">
            <text:p>0x3</text:p>
          </table:table-cell>
          <table:table-cell table:style-name="ce1" office:value-type="string" calcext:value-type="string">
            <text:p>0x4</text:p>
          </table:table-cell>
          <table:table-cell table:style-name="ce4" office:value-type="string" calcext:value-type="string">
            <text:p>0x5</text:p>
          </table:table-cell>
          <table:table-cell table:style-name="ce1" office:value-type="string" calcext:value-type="string">
            <text:p>0x6</text:p>
          </table:table-cell>
          <table:table-cell table:style-name="ce1" office:value-type="string" calcext:value-type="string">
            <text:p>0x7</text:p>
          </table:table-cell>
          <table:table-cell table:style-name="ce1" office:value-type="string" calcext:value-type="string">
            <text:p>0x8</text:p>
          </table:table-cell>
          <table:table-cell table:style-name="ce4" office:value-type="string" calcext:value-type="string">
            <text:p>0x9</text:p>
          </table:table-cell>
          <table:table-cell table:style-name="ce4" office:value-type="string" calcext:value-type="string">
            <text:p>0xa</text:p>
          </table:table-cell>
          <table:table-cell table:style-name="ce4" office:value-type="string" calcext:value-type="string">
            <text:p>0xb</text:p>
          </table:table-cell>
          <table:table-cell table:style-name="ce1" office:value-type="string" calcext:value-type="string">
            <text:p>0xc</text:p>
          </table:table-cell>
          <table:table-cell table:style-name="ce4" office:value-type="string" calcext:value-type="string">
            <text:p>0xd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.31" calcext:value-type="float">
            <text:p>2.31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2.26" calcext:value-type="float">
            <text:p>2.26</text:p>
          </table:table-cell>
          <table:table-cell table:style-name="ce1"/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2.36" calcext:value-type="float">
            <text:p>2.36</text:p>
          </table:table-cell>
          <table:table-cell table:style-name="ce4" table:number-columns-repeated="3"/>
          <table:table-cell table:style-name="ce1" office:value-type="float" office:value="1.46" calcext:value-type="float">
            <text:p>1.46</text:p>
          </table:table-cell>
          <table:table-cell table:style-name="ce4"/>
          <table:table-cell table:style-name="ce1" table:number-columns-repeated="10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table:number-columns-repeated="8"/>
          <table:table-cell table:style-name="ce4" table:number-columns-repeated="3"/>
          <table:table-cell table:style-name="ce1"/>
          <table:table-cell table:style-name="ce4"/>
          <table:table-cell table:style-name="ce1" table:number-columns-repeated="10"/>
        </table:table-row>
        <table:table-row table:style-name="ro2">
          <table:table-cell table:style-name="ce1" office:value-type="string" calcext:value-type="string">
            <text:p>references</text:p>
          </table:table-cell>
          <table:table-cell table:style-name="ce1" table:number-columns-repeated="6"/>
          <table:table-cell table:style-name="ce1" office:value-type="float" office:value="111" calcext:value-type="float">
            <text:p>111</text:p>
          </table:table-cell>
          <table:table-cell table:style-name="ce1"/>
          <table:table-cell table:style-name="ce4" table:number-columns-repeated="2"/>
          <table:table-cell table:style-name="ce4" office:value-type="float" office:value="1011" calcext:value-type="float">
            <text:p>1011</text:p>
          </table:table-cell>
          <table:table-cell table:style-name="ce1"/>
          <table:table-cell table:style-name="ce4" office:value-type="float" office:value="1101" calcext:value-type="float">
            <text:p>1101</text:p>
          </table:table-cell>
          <table:table-cell table:style-name="ce1" table:number-columns-repeated="10"/>
        </table:table-row>
        <table:table-row table:style-name="ro2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3"/>
          <table:table-cell table:style-name="ce1" office:value-type="float" office:value="1000" calcext:value-type="float">
            <text:p>1000</text:p>
          </table:table-cell>
          <table:table-cell table:style-name="ce4" table:number-columns-repeated="3"/>
          <table:table-cell table:style-name="ce1" table:number-columns-repeated="12"/>
        </table:table-row>
        <table:table-row table:style-name="ro2">
          <table:table-cell table:style-name="ce1" table:number-columns-repeated="3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101" calcext:value-type="float">
            <text:p>101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number-columns-repeated="2"/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10" calcext:value-type="float">
            <text:p>1010</text:p>
          </table:table-cell>
          <table:table-cell table:style-name="ce4"/>
          <table:table-cell table:style-name="ce1" office:value-type="float" office:value="1100" calcext:value-type="float">
            <text:p>1100</text:p>
          </table:table-cell>
          <table:table-cell table:style-name="ce1" table:number-columns-repeated="11"/>
        </table:table-row>
        <table:table-row table:style-name="ro2" table:number-rows-repeated="2">
          <table:table-cell table:style-name="ce1" table:number-columns-repeated="24"/>
        </table:table-row>
        <table:table-row table:style-name="ro2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</text:p>
          </table:table-cell>
          <table:table-cell table:style-name="ce1" office:value-type="string" calcext:value-type="string">
            <text:p>0x38</text:p>
          </table:table-cell>
          <table:table-cell table:style-name="ce1" office:value-type="string" calcext:value-type="string">
            <text:p>0x0f0</text:p>
          </table:table-cell>
          <table:table-cell table:style-name="ce1" office:value-type="string" calcext:value-type="string">
            <text:p>07c0</text:p>
          </table:table-cell>
          <table:table-cell table:style-name="ce1" office:value-type="string" calcext:value-type="string">
            <text:p>0x3f</text:p>
          </table:table-cell>
          <table:table-cell table:style-name="ce1" office:value-type="string" calcext:value-type="string">
            <text:p>0x7f0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7ffc</text:p>
          </table:table-cell>
          <table:table-cell table:style-name="ce1" table:number-columns-repeated="14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2.406192" calcext:value-type="float">
            <text:p>2.406192</text:p>
          </table:table-cell>
          <table:table-cell table:style-name="ce1" office:value-type="float" office:value="1.477701" calcext:value-type="float">
            <text:p>1.477701</text:p>
          </table:table-cell>
          <table:table-cell table:style-name="ce1" office:value-type="float" office:value="1.141053" calcext:value-type="float">
            <text:p>1.141053</text:p>
          </table:table-cell>
          <table:table-cell table:style-name="ce1" office:value-type="float" office:value="0.9886625" calcext:value-type="float">
            <text:p>0.9886625</text:p>
          </table:table-cell>
          <table:table-cell table:style-name="ce1" table:number-columns-repeated="19"/>
        </table:table-row>
        <table:table-row table:style-name="ro2" table:number-rows-repeated="5">
          <table:table-cell table:style-name="ce1" table:number-columns-repeated="24"/>
        </table:table-row>
        <table:table-row table:style-name="ro2">
          <table:table-cell table:number-columns-repeated="24"/>
        </table:table-row>
        <table:table-row table:style-name="ro3">
          <table:table-cell table:number-columns-repeated="13"/>
          <table:table-cell table:style-name="ce3" office:value-type="string" calcext:value-type="string">
            <text:p>memtest -m 5 -c 0 -i 100</text:p>
          </table:table-cell>
          <table:table-cell table:number-columns-repeated="10"/>
        </table:table-row>
        <table:table-row table:style-name="ro4">
          <table:table-cell table:number-columns-repeated="13"/>
          <table:table-cell table:style-name="ce3" office:value-type="string" calcext:value-type="string">
            <text:p>10次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3" office:value-type="string" calcext:value-type="string">
            <text:p>时间和</text:p>
          </table:table-cell>
          <table:table-cell table:number-columns-repeated="10"/>
        </table:table-row>
        <table:table-row table:style-name="ro2" table:number-rows-repeated="6">
          <table:table-cell table:number-columns-repeated="2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11952" calcext:value-type="float">
            <text:p>0.111952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98291" calcext:value-type="float">
            <text:p>0.098291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95813" calcext:value-type="float">
            <text:p>0.095813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97138" calcext:value-type="float">
            <text:p>0.097138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9791" calcext:value-type="float">
            <text:p>0.09791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94076" calcext:value-type="float">
            <text:p>0.094076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97041" calcext:value-type="float">
            <text:p>0.097041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98282" calcext:value-type="float">
            <text:p>0.098282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00129" calcext:value-type="float">
            <text:p>0.100129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95993" calcext:value-type="float">
            <text:p>0.095993</text:p>
          </table:table-cell>
          <table:table-cell office:value-type="string" calcext:value-type="string">
            <text:p><text:s/>s</text:p>
          </table:table-cell>
          <table:table-cell table:number-columns-repeated="20"/>
        </table:table-row>
        <table:table-row table:style-name="ro2">
          <table:table-cell table:number-columns-repeated="2"/>
          <table:table-cell table:formula="of:=SUM([.C26:.C35])" office:value-type="float" office:value="0.986625" calcext:value-type="float">
            <text:p>0.986625</text:p>
          </table:table-cell>
          <table:table-cell table:number-columns-repeated="2"/>
          <table:table-cell table:formula="of:=SUM([.F26:.F35])" office:value-type="float" office:value="0" calcext:value-type="float">
            <text:p>0</text:p>
          </table:table-cell>
          <table:table-cell table:number-columns-repeated="2"/>
          <table:table-cell table:formula="of:=SUM([.I26:.I35])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00/00/00</text:date>, <text:time style:data-style-name="N2" text:time-value="09:26:45.227534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9T15:02:37.658757805</dc:date>
    <meta:editing-duration>PT4H58M6S</meta:editing-duration>
    <meta:editing-cycles>26</meta:editing-cycles>
    <meta:generator>LibreOffice/6.0.7.3$Linux_X86_64 LibreOffice_project/00m0$Build-3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596cm" svg:y="4.202cm" style:legend-expansion="high" chart:style-name="ch2"/>
        <chart:plot-area chart:style-name="ch3" table:cell-range-address="Sheet1.A1:Sheet1.N2" chart:data-source-has-labels="both" svg:x="1.58cm" svg:y="0.792cm" svg:width="11.891cm" svg:height="7.66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6.859cm" svg:y="8.443cm" chart:style-name="ch5">
              <text:p>cache/m</text:p>
            </chart:title>
            <chart:categories table:cell-range-address="Sheet1.B1:Sheet1.N1"/>
          </chart:axis>
          <chart:axis chart:dimension="y" chart:name="primary-y" chart:style-name="ch4">
            <chart:title svg:x="0.701cm" svg:y="5.103cm" chart:style-name="ch6">
              <text:p>time/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B2:Sheet1.N2" chart:label-cell-address="Sheet1.A2:Sheet1.A2" chart:class="chart:line">
            <chart:data-point chart:style-name="ch10" chart:repeated="4"/>
            <chart:data-point/>
            <chart:data-point chart:style-name="ch10" chart:repeated="3"/>
            <chart:data-point chart:repeated="3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x1</text:p>
                <draw:g>
                  <svg:desc>Sheet1.B1:Sheet1.N1</svg:desc>
                </draw:g>
              </table:table-cell>
              <table:table-cell office:value-type="string">
                <text:p>0x2</text:p>
              </table:table-cell>
              <table:table-cell office:value-type="string">
                <text:p>0x3</text:p>
              </table:table-cell>
              <table:table-cell office:value-type="string">
                <text:p>0x4</text:p>
              </table:table-cell>
              <table:table-cell office:value-type="string">
                <text:p>0x5</text:p>
              </table:table-cell>
              <table:table-cell office:value-type="string">
                <text:p>0x6</text:p>
              </table:table-cell>
              <table:table-cell office:value-type="string">
                <text:p>0x7</text:p>
              </table:table-cell>
              <table:table-cell office:value-type="string">
                <text:p>0x8</text:p>
              </table:table-cell>
              <table:table-cell office:value-type="string">
                <text:p>0x9</text:p>
              </table:table-cell>
              <table:table-cell office:value-type="string">
                <text:p>0xa</text:p>
              </table:table-cell>
              <table:table-cell office:value-type="string">
                <text:p>0xb</text:p>
              </table:table-cell>
              <table:table-cell office:value-type="string">
                <text:p>0xc</text:p>
              </table:table-cell>
              <table:table-cell office:value-type="string">
                <text:p>0xd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2.35">
                <text:p>2.35</text:p>
                <draw:g>
                  <svg:desc>Sheet1.B2:Sheet1.N2</svg:desc>
                </draw:g>
              </table:table-cell>
              <table:table-cell office:value-type="float" office:value="2.31">
                <text:p>2.31</text:p>
              </table:table-cell>
              <table:table-cell office:value-type="float" office:value="1.56">
                <text:p>1.56</text:p>
              </table:table-cell>
              <table:table-cell office:value-type="float" office:value="2.26">
                <text:p>2.26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1.08">
                <text:p>1.08</text:p>
              </table:table-cell>
              <table:table-cell office:value-type="float" office:value="2.36">
                <text:p>2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">
                <text:p>1.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3.596cm" svg:y="4.195cm" style:legend-expansion="high" chart:style-name="ch2"/>
        <chart:plot-area chart:style-name="ch3" table:cell-range-address="Sheet1.A9:Sheet1.J10" chart:data-source-has-labels="both" svg:x="0.319cm" svg:y="0.179cm" svg:width="12.958cm" svg:height="8.631cm">
          <chartooo:coordinate-region svg:x="1.046cm" svg:y="0.379cm" svg:width="11.753cm" svg:height="7.784cm"/>
          <chart:axis chart:dimension="x" chart:name="primary-x" chart:style-name="ch4" chartooo:axis-type="auto">
            <chartooo:date-scale/>
            <chart:categories table:cell-range-address="Sheet1.B9:Sheet1.J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J10" chart:label-cell-address="Sheet1.A10:Sheet1.A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x1</text:p>
                <draw:g>
                  <svg:desc>Sheet1.B9:Sheet1.J9</svg:desc>
                </draw:g>
              </table:table-cell>
              <table:table-cell office:value-type="string">
                <text:p>0x6</text:p>
              </table:table-cell>
              <table:table-cell office:value-type="string">
                <text:p>0x38</text:p>
              </table:table-cell>
              <table:table-cell office:value-type="string">
                <text:p>0x0f0</text:p>
              </table:table-cell>
              <table:table-cell office:value-type="string">
                <text:p>07c0</text:p>
              </table:table-cell>
              <table:table-cell office:value-type="string">
                <text:p>0x3f</text:p>
              </table:table-cell>
              <table:table-cell office:value-type="string">
                <text:p>0x7f0</text:p>
              </table:table-cell>
              <table:table-cell office:value-type="string">
                <text:p>0xff</text:p>
              </table:table-cell>
              <table:table-cell office:value-type="string">
                <text:p>0x7ffc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10:Sheet1.A10</svg:desc>
                </draw:g>
              </table:table-cell>
              <table:table-cell office:value-type="float" office:value="2.406192">
                <text:p>2.406192</text:p>
                <draw:g>
                  <svg:desc>Sheet1.B10:Sheet1.J10</svg:desc>
                </draw:g>
              </table:table-cell>
              <table:table-cell office:value-type="float" office:value="1.477701">
                <text:p>1.477701</text:p>
              </table:table-cell>
              <table:table-cell office:value-type="float" office:value="1.141053">
                <text:p>1.141053</text:p>
              </table:table-cell>
              <table:table-cell office:value-type="float" office:value="0.9886625">
                <text:p>0.98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